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language-asian="zh" style:country-asian="TW" style:font-weight-asian="bold" style:font-name-complex="Arial" style:font-size-complex="10pt" style:font-weight-complex="bold" fo:hyphenate="false" fo:hyphenation-remain-char-count="2" fo:hyphenation-push-char-count="2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style:text-position="super 58%" style:font-name="Arial" fo:language="en" fo:country="US" style:language-asian="zh" style:country-asian="TW" style:font-name-complex="Arial"/>
    </style:style>
    <style:style style:name="T11" style:family="text">
      <style:text-properties style:text-position="sub 58%" style:font-name="Arial" fo:font-size="10pt" style:font-size-asian="10pt" style:font-name-complex="Arial" style:font-size-complex="10pt"/>
    </style:style>
    <style:style style:name="T12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5"><text:span text:style-name="T1">Date of calibration: </text:span><text:span text:style-name="T4">28.06.2018</text:span></text:p>
      <text:p text:style-name="P8"/>
      <text:p text:style-name="P14"><text:span text:style-name="T1">Type: </text:span><text:span text:style-name="T2">BDKG-02 detection unit</text:span></text:p>
      <text:p text:style-name="P7"/>
      <text:p text:style-name="P14"><text:span text:style-name="T1">S/N: </text:span><text:span text:style-name="T3">428.002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1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0">137</text:span><text:span text:style-name="T5">Cs source of OSGI type with 9,0 kBq activity, s/n 340.05.2017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0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6.8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0">72.0 µSv/h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6.9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69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70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1 Sv/h</text:p>
          </table:table-cell>
        </table:table-row>
      </table:table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1">с</text:span><text:span text:style-name="T12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19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28.002</text:p>
          </table:table-cell>
          <table:table-cell table:style-name="Таблица2.B2" office:value-type="float" office:value="921">
            <text:p text:style-name="P13">921</text:p>
          </table:table-cell>
          <table:table-cell table:style-name="Таблица2.C2" office:value-type="float" office:value="1.03">
            <text:p text:style-name="P24">1,03</text:p>
          </table:table-cell>
        </table:table-row>
      </table:table>
      <text:p text:style-name="P16"/>
      <text:p text:style-name="P16"/>
      <text:p text:style-name="P16"/>
      <text:p text:style-name="P17">Calibrated by:<text:tab/>V. Pisarenko<text:tab/>_____________</text:p>
      <text:p text:style-name="P18">(Signature)</text:p>
      <text:p text:style-name="P18"/>
      <text:p text:style-name="P17">Technical control:<text:tab/>N. Kurbatova<text:tab/>_____________</text:p>
      <text:p text:style-name="P18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06-28T17:26:07.31</dc:date>
    <meta:print-date>2017-10-12T19:44:18.268000000</meta:print-date>
    <meta:editing-cycles>47</meta:editing-cycles>
    <meta:editing-duration>PT8H24M2S</meta:editing-duration>
    <meta:generator>OpenOffice/4.1.4$Win32 OpenOffice.org_project/414m5$Build-9788</meta:generator>
    <dc:creator>Vadim Serikov</dc:creator>
    <meta:document-statistic meta:table-count="2" meta:image-count="1" meta:object-count="2" meta:page-count="1" meta:paragraph-count="47" meta:word-count="174" meta:character-count="1193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